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Standard" style:master-page-name="Standard">
      <style:paragraph-properties style:page-number="auto"/>
      <style:text-properties officeooo:rsid="5256e2a1" officeooo:paragraph-rsid="5256e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rkánie (něčím z toho se určitě půjde inspirovat):</text:p>
      <text:p text:style-name="Standard">https://cs.wikipedia.org/wiki/Hyrk%C3%A1ni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2-12T21:53:52.305000000</dc:date>
    <meta:print-date>2113-01-01T00:00:00</meta:print-date>
    <meta:editing-cycles>25117</meta:editing-cycles>
    <meta:editing-duration>P75DT7H17M13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1" meta:paragraph-count="3" meta:word-count="10" meta:character-count="95" meta:non-whitespace-character-count="88"/>
  </office:meta>
</office:document-meta>
</file>